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Horizontal_20_Line">
      <style:text-properties style:font-name="Times New Roman"/>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Heading">
      <style:text-properties officeooo:paragraph-rsid="00152b49"/>
    </style:style>
    <style:style style:name="P7" style:family="paragraph" style:parent-style-name="Footer">
      <style:text-properties officeooo:rsid="001364c9" officeooo:paragraph-rsid="001364c9"/>
    </style:style>
    <style:style style:name="P8" style:family="paragraph" style:parent-style-name="Footer">
      <style:text-properties officeooo:paragraph-rsid="00152b49"/>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1364c9"/>
    </style:style>
    <style:style style:name="P11" style:family="paragraph" style:parent-style-name="Heading_20_1" style:list-style-name=""/>
    <style:style style:name="P12" style:family="paragraph" style:parent-style-name="Heading_20_1">
      <style:paragraph-properties fo:break-before="page"/>
      <style:text-properties officeooo:paragraph-rsid="00152b49"/>
    </style:style>
    <style:style style:name="P13" style:family="paragraph" style:parent-style-name="Heading_20_2">
      <style:text-properties style:font-name="Times New Roman"/>
    </style:style>
    <style:style style:name="P14" style:family="paragraph" style:parent-style-name="Heading_20_3">
      <style:text-properties style:font-name="Times New Roman"/>
    </style:style>
    <style:style style:name="P15" style:family="paragraph" style:parent-style-name="Heading_20_3">
      <style:paragraph-properties fo:break-before="page"/>
    </style:style>
    <style:style style:name="P16" style:family="paragraph" style:parent-style-name="Heading_20_3" style:list-style-name="L1">
      <style:text-properties officeooo:paragraph-rsid="00152b49"/>
    </style:style>
    <style:style style:name="P17" style:family="paragraph" style:parent-style-name="Heading_20_4">
      <style:text-properties style:font-name="Times New Roman"/>
    </style:style>
    <style:style style:name="P18" style:family="paragraph" style:parent-style-name="Standard" style:list-style-name="L10">
      <style:text-properties fo:font-weight="bold" officeooo:paragraph-rsid="001364c9" style:font-weight-asian="bold" style:font-weight-complex="bold"/>
    </style:style>
    <style:style style:name="P19" style:family="paragraph" style:parent-style-name="Standard" style:list-style-name="L10">
      <style:text-properties officeooo:paragraph-rsid="001364c9"/>
    </style:style>
    <style:style style:name="P20" style:family="paragraph" style:parent-style-name="Subtitle">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1" style:family="paragraph" style:parent-style-name="Text_20_body">
      <style:text-properties officeooo:rsid="001364c9" officeooo:paragraph-rsid="001364c9"/>
    </style:style>
    <style:style style:name="P22" style:family="paragraph" style:parent-style-name="Text_20_body">
      <style:paragraph-properties fo:text-align="end" style:justify-single-word="false"/>
      <style:text-properties officeooo:rsid="001364c9" officeooo:paragraph-rsid="001364c9"/>
    </style:style>
    <style:style style:name="P23" style:family="paragraph" style:parent-style-name="Text_20_body">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24" style:family="paragraph" style:parent-style-name="Text_20_body">
      <style:text-properties style:font-name="Times New Roman" officeooo:rsid="001364c9" officeooo:paragraph-rsid="001364c9"/>
    </style:style>
    <style:style style:name="P25" style:family="paragraph" style:parent-style-name="Text_20_body">
      <style:paragraph-properties fo:break-before="page"/>
      <style:text-properties style:font-name="Times New Roman"/>
    </style:style>
    <style:style style:name="P26" style:family="paragraph" style:parent-style-name="Text_20_body" style:list-style-name="L2">
      <style:text-properties style:font-name="Times New Roman"/>
    </style:style>
    <style:style style:name="P27" style:family="paragraph" style:parent-style-name="Text_20_body" style:list-style-name="L4">
      <style:text-properties style:font-name="Times New Roman"/>
    </style:style>
    <style:style style:name="P28" style:family="paragraph" style:parent-style-name="Text_20_body" style:list-style-name="L5">
      <style:text-properties style:font-name="Times New Roman"/>
    </style:style>
    <style:style style:name="P29" style:family="paragraph" style:parent-style-name="Text_20_body" style:list-style-name="L6">
      <style:text-properties style:font-name="Times New Roman"/>
    </style:style>
    <style:style style:name="P30" style:family="paragraph" style:parent-style-name="Text_20_body" style:list-style-name="L7">
      <style:text-properties style:font-name="Times New Roman"/>
    </style:style>
    <style:style style:name="P31" style:family="paragraph" style:parent-style-name="Text_20_body">
      <style:text-properties style:font-name="Times New Roman"/>
    </style:style>
    <style:style style:name="P32" style:family="paragraph" style:parent-style-name="Text_20_body">
      <style:text-properties style:font-name="Times New Roman" fo:font-size="11pt" style:font-size-asian="11pt" style:font-size-complex="11pt"/>
    </style:style>
    <style:style style:name="P33" style:family="paragraph" style:parent-style-name="Text_20_body">
      <style:text-properties style:font-name="Times New Roman" fo:font-size="11pt" officeooo:paragraph-rsid="001364c9" style:font-size-asian="11pt" style:font-size-complex="11pt"/>
    </style:style>
    <style:style style:name="P34" style:family="paragraph" style:parent-style-name="Text_20_body">
      <style:text-properties officeooo:paragraph-rsid="001364c9"/>
    </style:style>
    <style:style style:name="P35" style:family="paragraph" style:parent-style-name="Text_20_body" style:list-style-name="L1"/>
    <style:style style:name="P36" style:family="paragraph" style:parent-style-name="Text_20_body" style:list-style-name="L4"/>
    <style:style style:name="P37" style:family="paragraph" style:parent-style-name="Text_20_body" style:list-style-name="L13">
      <style:text-properties officeooo:paragraph-rsid="001364c9"/>
    </style:style>
    <style:style style:name="P38" style:family="paragraph" style:parent-style-name="Title">
      <style:text-properties style:font-name="Times New Roman"/>
    </style:style>
    <style:style style:name="T1" style:family="text">
      <style:text-properties officeooo:rsid="001364c9"/>
    </style:style>
    <style:style style:name="T2" style:family="text">
      <style:text-properties fo:font-variant="normal" fo:text-transform="none" fo:color="#ffffff" loext:opacity="100%" style:font-name="Google Sans" fo:font-size="12pt" fo:letter-spacing="normal" fo:font-style="normal" fo:font-weight="normal" fo:background-color="#34457f" loext:char-shading-value="0" loext:padding="0cm" loext:border="none"/>
    </style:style>
    <style:style style:name="T3" style:family="text">
      <style:text-properties fo:font-size="12pt" officeooo:rsid="001364c9" style:font-size-asian="12pt" style:font-size-complex="12pt"/>
    </style:style>
    <style:style style:name="T4" style:family="text">
      <style:text-properties fo:font-weight="bold" style:font-weight-asian="bold" style:font-weight-complex="bold"/>
    </style:style>
    <style:style style:name="T5" style:family="text">
      <style:text-properties style:font-name="Times New Roman"/>
    </style:style>
    <style:style style:name="T6" style:family="text">
      <style:text-properties style:font-name="Times New Roman" fo:font-size="11pt" style:font-size-asian="11pt" style:font-size-complex="11pt"/>
    </style:style>
    <style:style style:name="T7" style:family="text">
      <style:text-properties style:font-name="Times New Roman" fo:font-size="11pt" officeooo:rsid="001364c9" style:font-size-asian="11pt" style:font-size-complex="11pt"/>
    </style:style>
    <style:style style:name="T8" style:family="text">
      <style:text-properties style:font-name="Times New Roman" fo:font-size="22pt" style:font-size-asian="22pt" style:font-size-complex="22pt"/>
    </style:style>
    <style:style style:name="T9" style:family="text">
      <style:text-properties style:font-name="Times New Roman" fo:font-size="12pt" officeooo:rsid="001364c9" style:font-size-asian="12pt" style:font-size-complex="12pt"/>
    </style:style>
    <style:style style:name="T10" style:family="text">
      <style:text-properties officeooo:rsid="00152b49"/>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52b49"/>
    </style:style>
    <style:style style:name="T13" style:family="text">
      <style:text-properties style:text-underline-style="none"/>
    </style:style>
    <style:style style:name="T14" style:family="text">
      <style:text-properties style:text-underline-style="none" officeooo:rsid="00152b4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1ºPortada</text:p>
      <text:p text:style-name="P20"/>
      <text:p text:style-name="P20"/>
      <text:p text:style-name="P20"/>
      <text:p text:style-name="P20"/>
      <text:p text:style-name="P20">CENTRO INTEGRADO MARÍA ANA SANZ PAMPLONA </text:p>
      <text:p text:style-name="P23"/>
      <text:p text:style-name="P23"/>
      <text:p text:style-name="P23"/>
      <text:p text:style-name="P23"/>
      <text:p text:style-name="P20">2º GRADO SUPERIOR DESARROLLO DE APLICACIONES MULTIPLATAFORMA </text:p>
      <text:p text:style-name="P23"/>
      <text:p text:style-name="P23"/>
      <text:p text:style-name="P23"/>
      <text:p text:style-name="P23"/>
      <text:p text:style-name="P23"/>
      <text:p text:style-name="P23">TRABAJO DE FIN DE GRADO APLICACIÓN MÓVIL EN ANDROID <text:span text:style-name="T1">PARA LA EDUCACIÓN FINANCIERA DE INVERSIONES EN INVERSIÓN EN BOLA Y CRIPTOMONEDAS</text:span></text:p>
      <text:p text:style-name="Subtitle"/>
      <text:p text:style-name="Text_20_body"/>
      <text:p text:style-name="Text_20_body">---------------------------------------------------------------------------------------------------------------------</text:p>
      <text:p text:style-name="P22">Autor: AITOR ZUBERO</text:p>
      <text:p text:style-name="P22">Tutor/TFG: ENEKO</text:p>
      <text:p text:style-name="P22">Tutor Académico: EMILIO</text:p>
      <text:p text:style-name="P22"/>
      <text:h text:style-name="P12" text:outline-level="1"><text:bookmark-start text:name="__RefHeading___Toc1062_2392937072"/><text:span text:style-name="T1">2º</text:span>Indice<text:bookmark-end text:name="__RefHeading___Toc1062_2392937072"/></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Indice</text:p>
          </text:index-title>
          <text:p text:style-name="P2">2ºIndice<text:tab/>2</text:p>
          <text:p text:style-name="P2">3. Descripción inicial de la aplicación<text:tab/>3</text:p>
          <text:p text:style-name="P4"><text:a xlink:type="simple" xlink:href="#__RefHeading___Toc1581_2392937072" text:style-name="Index_20_Link" text:visited-style-name="Index_20_Link">3.1Breve explicación del proyecto:<text:tab/>3</text:a></text:p>
          <text:p text:style-name="P4"><text:a xlink:type="simple" xlink:href="#__RefHeading___Toc1583_2392937072" text:style-name="Index_20_Link" text:visited-style-name="Index_20_Link">3.2Justificación de la necesidad o problema que soluciona:<text:tab/>3</text:a></text:p>
          <text:p text:style-name="P2">4. Objetivos del proyecto<text:tab/>4</text:p>
          <text:p text:style-name="P4"><text:a xlink:type="simple" xlink:href="#__RefHeading___Toc1682_2392937072" text:style-name="Index_20_Link" text:visited-style-name="Index_20_Link">Resultados esperados al finalizar el desarrollo:<text:tab/>4</text:a></text:p>
          <text:p text:style-name="P2">5. Recursos hardware y software<text:tab/>6</text:p>
          <text:p text:style-name="P2">6. Fases del desarrollo<text:tab/>7</text:p>
          <text:p text:style-name="P3"><text:a xlink:type="simple" xlink:href="#__RefHeading___Toc1167_2392937072" text:style-name="Index_20_Link" text:visited-style-name="Index_20_Link">Diagrama de temporalización<text:tab/>7</text:a></text:p>
          <text:p text:style-name="P3"><text:a xlink:type="simple" xlink:href="#__RefHeading___Toc1169_2392937072" text:style-name="Index_20_Link" text:visited-style-name="Index_20_Link">Descripción de cada fase<text:tab/>7</text:a></text:p>
          <text:p text:style-name="P4"><text:a xlink:type="simple" xlink:href="#__RefHeading___Toc1171_2392937072" text:style-name="Index_20_Link" text:visited-style-name="Index_20_Link">● Fase de análisis<text:tab/>7</text:a></text:p>
          <text:p text:style-name="P4"><text:a xlink:type="simple" xlink:href="#__RefHeading___Toc1173_2392937072" text:style-name="Index_20_Link" text:visited-style-name="Index_20_Link">● Fase de diseño<text:tab/>7</text:a></text:p>
          <text:p text:style-name="P5"><text:a xlink:type="simple" xlink:href="#__RefHeading___Toc1175_2392937072" text:style-name="Index_20_Link" text:visited-style-name="Index_20_Link">Diagrama de la base de datos: entidades y relaciones.<text:tab/>7</text:a></text:p>
          <text:p text:style-name="P5"><text:a xlink:type="simple" xlink:href="#__RefHeading___Toc1177_2392937072" text:style-name="Index_20_Link" text:visited-style-name="Index_20_Link">Diagrama de casos de uso: interacción usuario-sistema.<text:tab/>7</text:a></text:p>
          <text:p text:style-name="P5"><text:a xlink:type="simple" xlink:href="#__RefHeading___Toc1179_2392937072" text:style-name="Index_20_Link" text:visited-style-name="Index_20_Link">Planificación de la interfaz: guía de estilos, mockups (hechos con GMA, a mano, Figma, etc.), y temas de la aplicación.<text:tab/>7</text:a></text:p>
          <text:p text:style-name="P4"><text:a xlink:type="simple" xlink:href="#__RefHeading___Toc1181_2392937072" text:style-name="Index_20_Link" text:visited-style-name="Index_20_Link">● Fase de desarrollo<text:tab/>7</text:a></text:p>
          <text:p text:style-name="P4"><text:a xlink:type="simple" xlink:href="#__RefHeading___Toc1183_2392937072" text:style-name="Index_20_Link" text:visited-style-name="Index_20_Link">● Fase de pruebas y depuración<text:tab/>7</text:a></text:p>
          <text:p text:style-name="P4"><text:a xlink:type="simple" xlink:href="#__RefHeading___Toc1185_2392937072" text:style-name="Index_20_Link" text:visited-style-name="Index_20_Link">● Fase de lanzamiento<text:tab/>7</text:a></text:p>
          <text:p text:style-name="P4"><text:a xlink:type="simple" xlink:href="#__RefHeading___Toc1187_2392937072" text:style-name="Index_20_Link" text:visited-style-name="Index_20_Link">7. Conclusiones<text:tab/>9</text:a></text:p>
          <text:p text:style-name="P2">8. Bibliografía y referencias<text:tab/>10</text:p>
        </text:index-body>
      </text:table-of-content>
      <text:p text:style-name="P21"/>
      <text:p text:style-name="P24"/>
      <text:p text:style-name="P24"/>
      <text:p text:style-name="P24"/>
      <text:p text:style-name="P24"/>
      <text:p text:style-name="P24"/>
      <text:h text:style-name="P10" text:outline-level="1"><text:span text:style-name="Strong_20_Emphasis"><text:span text:style-name="T5"/></text:span></text:h>
      <text:h text:style-name="Heading_20_1" text:outline-level="1"><text:bookmark-start text:name="__RefHeading___Toc1159_2392937072"/><text:span text:style-name="Strong_20_Emphasis"><text:span text:style-name="T5">3. Descripción inicial de la aplicación</text:span></text:span><text:bookmark-end text:name="__RefHeading___Toc1159_2392937072"/></text:h>
      <text:h text:style-name="Heading_20_3" text:outline-level="3"><text:bookmark-start text:name="__RefHeading___Toc1581_2392937072"/><text:span text:style-name="Strong_20_Emphasis"><text:span text:style-name="T1">3.1</text:span></text:span><text:span text:style-name="Strong_20_Emphasis">Breve explicación del proyecto:</text:span><text:bookmark-end text:name="__RefHeading___Toc1581_2392937072"/></text:h>
      <text:p text:style-name="P34"><text:span text:style-name="T5"><text:line-break/></text:span><text:span text:style-name="T7">En el contexto actual de la tecnología, estamos siendo testigos de un crecimiento exponencial en el desarrollo de aplicaciones móviles orientadas a distintos sectores, especialmente en el ámbito financiero. Desde hace años, existen bancos digitales, plataformas de inversión y servicios vinculados a las tecnologías blockchain. Sin embargo, son pocas las herramientas accesibles y educativas que permitan a los usuarios sin experiencia iniciarse en el mundo del </text:span><text:span text:style-name="Strong_20_Emphasis"><text:span text:style-name="T7">trading de criptomonedas y las inversiones financieras</text:span></text:span><text:span text:style-name="T7"> de forma segura y didáctica.</text:span></text:p>
      <text:p text:style-name="Text_20_body"><text:span text:style-name="T6">Este proyecto surge con el propósito de cubrir esa necesidad: se trata de una aplicación móvil desarrollada en </text:span><text:span text:style-name="Strong_20_Emphasis"><text:span text:style-name="T6">Android Studio</text:span></text:span><text:span text:style-name="T6">, diseñada para ofrecer una primera toma de contacto con el mundo de las inversiones sin arriesgar dinero real. A través de una </text:span><text:span text:style-name="Strong_20_Emphasis"><text:span text:style-name="T6">cuenta de usuario</text:span></text:span><text:span text:style-name="T6">, los participantes podrán simular operaciones de inversión con </text:span><text:span text:style-name="Strong_20_Emphasis"><text:span text:style-name="T6">capital ficticio</text:span></text:span><text:span text:style-name="T6">, practicar técnicas de análisis de mercado y aprender a interpretar </text:span><text:span text:style-name="Strong_20_Emphasis"><text:span text:style-name="T6">gráficas de velas</text:span></text:span><text:span text:style-name="T6">, entre otras funcionalidades.</text:span></text:p>
      <text:p text:style-name="P32">La aplicación no solo permite experimentar cómo funciona el trading de criptomonedas, sino también observar el comportamiento de los mercados, identificar oportunidades de inversión, y tomar decisiones estratégicas basadas en datos visuales y actualizados. Todo esto en un entorno seguro, sin pérdidas económicas reales, y con el objetivo de formar a los usuarios antes de lanzarse a plataformas de inversión reales.</text:p>
      <text:h text:style-name="Heading_20_3" text:outline-level="3"/>
      <text:h text:style-name="Heading_20_3" text:outline-level="3"><text:bookmark-start text:name="__RefHeading___Toc1583_2392937072"/><text:span text:style-name="Strong_20_Emphasis"><text:span text:style-name="T1">3.2</text:span></text:span><text:span text:style-name="Strong_20_Emphasis">Justificación de la necesidad o problema que soluciona:</text:span><text:bookmark-end text:name="__RefHeading___Toc1583_2392937072"/></text:h>
      <text:p text:style-name="Text_20_body"><text:span text:style-name="Strong_20_Emphasis"/></text:p>
      <text:p text:style-name="Text_20_body"><text:span text:style-name="T6">El mundo de las criptomonedas y las inversiones financieras puede resultar </text:span><text:span text:style-name="Strong_20_Emphasis"><text:span text:style-name="T6">abrumador y arriesgado</text:span></text:span><text:span text:style-name="T6"> para quienes no tienen conocimientos previos. Muchas personas interesadas en invertir no saben por dónde empezar, y acaban tomando decisiones precipitadas que pueden derivar en </text:span><text:span text:style-name="Strong_20_Emphasis"><text:span text:style-name="T6">pérdidas económicas importantes</text:span></text:span><text:span text:style-name="T6">.</text:span></text:p>
      <text:p text:style-name="Text_20_body"><text:span text:style-name="T6">Actualmente, existen plataformas de trading avanzadas, pero pocas están pensadas para quienes están dando sus primeros pasos. Además, la </text:span><text:span text:style-name="Strong_20_Emphasis"><text:span text:style-name="T6">falta de educación financiera</text:span></text:span><text:span text:style-name="T6"> y de espacios donde aprender practicando, sin consecuencias económicas, supone una barrera de entrada para gran parte de la población.</text:span></text:p>
      <text:p text:style-name="Text_20_body"><text:span text:style-name="T6">Esta aplicación busca </text:span><text:span text:style-name="Strong_20_Emphasis"><text:span text:style-name="T6">reducir esa barrera</text:span></text:span><text:span text:style-name="T6">, ofreciendo una herramienta educativa y práctica, donde los usuarios puedan familiarizarse con el funcionamiento del mercado, entender conceptos básicos de inversión y análisis técnico, y prepararse para una experiencia real, sin poner en riesgo su dinero. De esta forma, se promueve una inversión más consciente, informada y responsable.</text:span></text:p>
      <text:p text:style-name="Text_20_body"/>
      <text:p text:style-name="P25"/>
      <text:h text:style-name="Heading_20_1" text:outline-level="1"><text:bookmark-start text:name="__RefHeading___Toc1161_2392937072"/><text:span text:style-name="Strong_20_Emphasis"><text:span text:style-name="T8">4. Objetivos del proyecto</text:span></text:span><text:bookmark-end text:name="__RefHeading___Toc1161_2392937072"/></text:h>
      <text:h text:style-name="Heading_20_3" text:outline-level="3"><text:bookmark-start text:name="__RefHeading___Toc1682_2392937072"/><text:span text:style-name="Strong_20_Emphasis">Resultados esperados al finalizar el desarrollo:</text:span><text:bookmark-end text:name="__RefHeading___Toc1682_2392937072"/></text:h>
      <text:p text:style-name="P33">Al finalizar este proyecto, se espera contar con una aplicación móvil plenamente funcional, capaz de proporcionar a los usuarios una experiencia completa de simulación de inversión. Entre los resultados clave que se pretende alcanzar, destacan los siguientes:</text:p>
      <text:list text:style-name="L10">
        <text:list-item>
          <text:p text:style-name="P18">Sistema de registro y autenticación en la nube:</text:p>
          <text:list>
            <text:list-item>
              <text:p text:style-name="P19">La aplicación permitirá a los usuarios crear una cuenta personal y autenticarse mediante un sistema seguro alojado en la nube. Esto facilitará la gestión individual de sus datos y su acceso desde distintos dispositivos.</text:p>
              <text:p text:style-name="P19"/>
            </text:list-item>
          </text:list>
        </text:list-item>
        <text:list-item>
          <text:p text:style-name="P18">Simulación de operaciones con capital ficticio:</text:p>
          <text:list>
            <text:list-item>
              <text:p text:style-name="P19">Se integrará un sistema de inversión simulado en el que los usuarios podrán operar con dinero ficticio. Esto les permitirá practicar estrategias y conocer el comportamiento del mercado sin arriesgar recursos reales.</text:p>
            </text:list-item>
          </text:list>
          <text:p text:style-name="P19"/>
        </text:list-item>
        <text:list-item>
          <text:p text:style-name="P18">Historial de actividad y seguimiento del progreso:</text:p>
          <text:list>
            <text:list-item>
              <text:p text:style-name="P19">Cada usuario podrá consultar su historial de inversiones, analizar su evolución a lo largo del tiempo y observar el impacto de sus decisiones financieras. Esta función fomentará el aprendizaje y la mejora continua.</text:p>
              <text:p text:style-name="P19"/>
            </text:list-item>
          </text:list>
        </text:list-item>
        <text:list-item>
          <text:p text:style-name="P19"><text:span text:style-name="T4">Análisis de gráficos en tiempo real:</text:span></text:p>
          <text:list>
            <text:list-item>
              <text:p text:style-name="P19">La aplicación incluirá herramientas visuales que permitirán observar gráficos de velas y otros indicadores clave del mercado, proporcionando una base sólida para el análisis técnico.</text:p>
              <text:p text:style-name="P19"/>
            </text:list-item>
          </text:list>
        </text:list-item>
        <text:list-item>
          <text:p text:style-name="P18">Recomendaciones y orientación para invertir:</text:p>
          <text:list>
            <text:list-item>
              <text:p text:style-name="P19">Se implementarán sugerencias o señales básicas que ayuden al usuario a identificar posibles momentos adecuados para invertir, en función del comportamiento de los activos y patrones del mercado.</text:p>
              <text:p text:style-name="P19"/>
            </text:list-item>
          </text:list>
        </text:list-item>
        <text:list-item>
          <text:p text:style-name="P18">Evaluación de la preparación del usuario:</text:p>
          <text:list>
            <text:list-item>
              <text:p text:style-name="P19">Con el uso continuado de la app, los usuarios podrán evaluar su progreso y determinar si están listos para pasar al entorno real de inversión, habiendo adquirido las habilidades necesarias para tomar decisiones informada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text:soft-page-break/><text:span text:style-name="Strong_20_Emphasis"><text:span text:style-name="T5">Beneficios que se esperan obtener:</text:span></text:span><text:span text:style-name="T5"><text:line-break/></text:span><text:span text:style-name="Strong_20_Emphasis">Consolidación de conocimientos técnicos adquiridos durante la formación</text:span></text:p>
      <text:p text:style-name="Text_20_body">Este proyecto me permite poner en práctica una amplia variedad de contenidos estudiados durante mi formación, incluyendo el desarrollo en Android, el manejo de bases de datos en tiempo real, el diseño de interfaces de usuario y el uso de servicios externos en la nube. Al integrar todo esto en un solo proyecto funcional, puedo reforzar y consolidar mi aprendizaje de manera significativa.</text:p>
      <text:list text:style-name="L13">
        <text:list-item>
          <text:p text:style-name="P37"><text:span text:style-name="Strong_20_Emphasis">Experiencia en el desarrollo de aplicaciones móviles reales</text:span></text:p>
          <text:list>
            <text:list-item>
              <text:p text:style-name="P37">Trabajar en una aplicación con características completas —registro, análisis gráfico, simulaciones, almacenamiento en la nube, etc.— me proporciona una <text:span text:style-name="Strong_20_Emphasis">experiencia práctica muy valiosa</text:span>, cercana al tipo de proyectos que se realizan en entornos laborales reales. </text:p>
            </text:list-item>
          </text:list>
        </text:list-item>
        <text:list-item>
          <text:p text:style-name="P37"><text:span text:style-name="Strong_20_Emphasis">Dominar tecnologías y herramientas actuales </text:span></text:p>
          <text:list>
            <text:list-item>
              <text:p text:style-name="P37">Uno de los principales objetivos es adquirir soltura en el uso de tecnologías ampliamente empleadas por desarrolladores profesionales. Entre ellas destacan:</text:p>
            </text:list-item>
            <text:list-item>
              <text:p text:style-name="P37"><text:span text:style-name="Strong_20_Emphasis">Firebase</text:span> como plataforma Backend as a Service, integrando autenticación, almacenamiento y base de datos.</text:p>
            </text:list-item>
            <text:list-item>
              <text:p text:style-name="P37"><text:span text:style-name="Strong_20_Emphasis">Kotlin</text:span> y <text:span text:style-name="Strong_20_Emphasis">Java</text:span> como lenguajes de desarrollo para Android.</text:p>
            </text:list-item>
            <text:list-item>
              <text:p text:style-name="P37">Manejo de <text:span text:style-name="Strong_20_Emphasis">gráficos y análisis de datos financieros</text:span>, conceptos útiles en el desarrollo de apps de datos en tiempo real.</text:p>
            </text:list-item>
          </text:list>
        </text:list-item>
        <text:list-item>
          <text:p text:style-name="P37"><text:span text:style-name="Strong_20_Emphasis">Mejora de la capacidad de resolución de problemas</text:span></text:p>
          <text:list>
            <text:list-item>
              <text:p text:style-name="P37">Durante el proceso de desarrollo, surgen múltiples dificultades técnicas y conceptuales que requieren soluciones creativas y bien fundamentadas. Enfrentar y resolver estos desafíos me ayudará a mejorar mis habilidades de análisis y mi capacidad para encontrar soluciones eficaces, organizadas y adaptables.</text:p>
            </text:list-item>
          </text:list>
        </text:list-item>
        <text:list-item>
          <text:p text:style-name="P37"><text:span text:style-name="Strong_20_Emphasis">Autonomía en la gestión de un proyecto completo</text:span></text:p>
          <text:list>
            <text:list-item>
              <text:p text:style-name="P37">Diseñar, planificar, codificar, probar y documentar una aplicación de principio a fin implica asumir un papel completo de desarrollador. Esto me ha permitido desarrollar una <text:span text:style-name="Strong_20_Emphasis">visión integral del ciclo de vida de una aplicación</text:span> y fortalecer mis competencias como profesional autónomo, capaz de gestionar todas las fases de un proyecto tecnológico.</text:p>
            </text:list-item>
          </text:list>
        </text:list-item>
        <text:list-item>
          <text:p text:style-name="P37"><text:span text:style-name="Strong_20_Emphasis">Preparación para el acceso al mundo laboral</text:span></text:p>
          <text:list>
            <text:list-item>
              <text:p text:style-name="P37">El resultado final de este proyecto constituye una <text:span text:style-name="Strong_20_Emphasis">carta de presentación sólida</text:span> que podré utilizar en futuras entrevistas de trabajo o procesos de selección. Una app funcional, publicada o demostrable, que utiliza tecnologías actuales y resuelve un problema concreto, es una excelente forma de mostrar mis habilidades a potenciales empleadores o clientes.</text:p>
            </text:list-item>
          </text:list>
        </text:list-item>
        <text:list-item>
          <text:p text:style-name="P37"><text:span text:style-name="Strong_20_Emphasis">Crecimiento personal como programador</text:span></text:p>
          <text:list>
            <text:list-item>
              <text:p text:style-name="P37">Finalmente, este proyecto ha supuesto también un crecimiento personal. Me ha permitido confiar más en mis capacidades, explorar nuevas tecnologías con autonomía y creatividad, y desarrollar una mentalidad de mejora continua, que será clave para mi evolución como desarrollador de software.</text:p>
            </text:list-item>
          </text:list>
        </text:list-item>
      </text:list>
      <text:p text:style-name="Text_20_body"><text:span text:style-name="Strong_20_Emphasis"/></text:p>
      <text:h text:style-name="P9" text:outline-level="1"><text:bookmark-start text:name="__RefHeading___Toc1163_2392937072"/><text:span text:style-name="Strong_20_Emphasis"><text:span text:style-name="T5">5. Recursos hardware y software</text:span></text:span><text:bookmark-end text:name="__RefHeading___Toc1163_2392937072"/></text:h>
      <text:h text:style-name="Heading_20_2" text:outline-level="2"><text:span text:style-name="Strong_20_Emphasis">Recursos necesarios:</text:span></text:h>
      <text:list text:style-name="L1">
        <text:list-item>
          <text:h text:style-name="P16" text:outline-level="3"><text:span text:style-name="T4">Hardware</text:span>: </text:h>
          <text:list>
            <text:list-item>
              <text:p text:style-name="P35">PC, móvil Android</text:p>
            </text:list-item>
          </text:list>
        </text:list-item>
        <text:list-item>
          <text:h text:style-name="P16" text:outline-level="3"><text:span text:style-name="T4">Software</text:span>: <text:s/></text:h>
          <text:list>
            <text:list-item>
              <text:p text:style-name="P35">Android Studio, Firebase, <text:span text:style-name="T1">figma, jsoneditoronline</text:span></text:p>
            </text:list-item>
          </text:list>
        </text:list-item>
      </text:list>
      <text:p text:style-name="P1"/>
      <text:h text:style-name="P11" text:outline-level="1"><text:span text:style-name="Strong_20_Emphasis"><text:span text:style-name="T5"/></text:span></text:h>
      <text:h text:style-name="P9" text:outline-level="1"><text:bookmark-start text:name="__RefHeading___Toc1165_2392937072"/><text:span text:style-name="Strong_20_Emphasis"><text:span text:style-name="T5">6. Fases del desarrollo</text:span></text:span><text:bookmark-end text:name="__RefHeading___Toc1165_2392937072"/></text:h>
      <text:h text:style-name="P13" text:outline-level="2"><text:bookmark-start text:name="__RefHeading___Toc1167_2392937072"/>Diagrama de temporalización<text:bookmark-end text:name="__RefHeading___Toc1167_2392937072"/></text:h>
      <text:p text:style-name="Text_20_body"><text:span text:style-name="Emphasis"><text:span text:style-name="T5">(Incluir aquí una imagen o captura del diagrama de Gantt o planificación en Excel)</text:span></text:span></text:p>
      <text:h text:style-name="Heading_20_2" text:outline-level="2"><text:bookmark-start text:name="__RefHeading___Toc1169_2392937072"/><text:span text:style-name="Strong_20_Emphasis"><text:span text:style-name="T5">Descripción de cada fase</text:span></text:span><text:bookmark-end text:name="__RefHeading___Toc1169_2392937072"/></text:h>
      <text:h text:style-name="P14" text:outline-level="3"><text:bookmark-start text:name="__RefHeading___Toc1171_2392937072"/>● Fase de análisis<text:bookmark-end text:name="__RefHeading___Toc1171_2392937072"/></text:h>
      <text:list text:style-name="L2">
        <text:list-item>
          <text:p text:style-name="P26">Planteamiento inicial sin necesidad de programación.</text:p>
        </text:list-item>
        <text:list-item>
          <text:p text:style-name="P26">Documentación con todas las funcionalidades previstas.</text:p>
        </text:list-item>
        <text:list-item>
          <text:p text:style-name="P26">Priorización de funcionalidades según importancia.</text:p>
        </text:list-item>
      </text:list>
      <text:h text:style-name="P14" text:outline-level="3"><text:bookmark-start text:name="__RefHeading___Toc1173_2392937072"/>● Fase de diseño<text:bookmark-end text:name="__RefHeading___Toc1173_2392937072"/></text:h>
      <text:h text:style-name="P17" text:outline-level="4"><text:bookmark-start text:name="__RefHeading___Toc1175_2392937072"/>Diagrama de la base de datos: entidades y relaciones.<text:bookmark-end text:name="__RefHeading___Toc1175_2392937072"/></text:h>
      <text:h text:style-name="Heading_20_4" text:outline-level="4"><text:bookmark-start text:name="__RefHeading___Toc1177_2392937072"/><text:span text:style-name="Strong_20_Emphasis"><text:span text:style-name="T5">Diagrama de casos de uso</text:span></text:span><text:span text:style-name="T5">: interacción usuario-sistema.</text:span><text:bookmark-end text:name="__RefHeading___Toc1177_2392937072"/></text:h>
      <text:h text:style-name="Heading_20_4" text:outline-level="4"><text:bookmark-start text:name="__RefHeading___Toc1179_2392937072"/><text:span text:style-name="Strong_20_Emphasis"><text:span text:style-name="T5">Planificación de la interfaz</text:span></text:span><text:span text:style-name="T5">: guía de estilos, mockups (hechos con GMA, a mano, Figma, etc.), y temas de la aplicación.</text:span><text:bookmark-end text:name="__RefHeading___Toc1179_2392937072"/></text:h>
      <text:h text:style-name="P14" text:outline-level="3"><text:bookmark-start text:name="__RefHeading___Toc1181_2392937072"/>● Fase de desarrollo<text:bookmark-end text:name="__RefHeading___Toc1181_2392937072"/></text:h>
      <text:list text:style-name="L4">
        <text:list-item>
          <text:p text:style-name="P27">Explicación de las partes más complejas del código.</text:p>
        </text:list-item>
        <text:list-item>
          <text:p text:style-name="P27">Soluciones aplicadas a los problemas encontrados.</text:p>
        </text:list-item>
        <text:list-item>
          <text:p text:style-name="P36"><text:span text:style-name="Strong_20_Emphasis"><text:span text:style-name="T5">Repositorio del código</text:span></text:span><text:span text:style-name="T5">: [Enlace al repositorio, ej. GitHub]</text:span></text:p>
        </text:list-item>
      </text:list>
      <text:h text:style-name="P14" text:outline-level="3"><text:bookmark-start text:name="__RefHeading___Toc1183_2392937072"/>● Fase de pruebas y depuración<text:bookmark-end text:name="__RefHeading___Toc1183_2392937072"/></text:h>
      <text:list text:style-name="L5">
        <text:list-item>
          <text:p text:style-name="P28">Pruebas realizadas destacadas.</text:p>
        </text:list-item>
        <text:list-item>
          <text:p text:style-name="P28">Errores encontrados y cómo se solucionaron.</text:p>
        </text:list-item>
      </text:list>
      <text:h text:style-name="P14" text:outline-level="3"><text:bookmark-start text:name="__RefHeading___Toc1185_2392937072"/>● Fase de lanzamiento<text:bookmark-end text:name="__RefHeading___Toc1185_2392937072"/></text:h>
      <text:list text:style-name="L6">
        <text:list-item>
          <text:p text:style-name="P29">Consideraciones sobre la publicación de la aplicación (Play Store, Web, distribución, etc.)</text:p>
        </text:list-item>
      </text:list>
      <text:p text:style-name="P1"/>
      <text:h text:style-name="Heading_20_1" text:outline-level="1"><text:soft-page-break/><text:span text:style-name="Strong_20_Emphasis"><text:span text:style-name="T5"/></text:span></text:h>
      <text:h text:style-name="P11" text:outline-level="1"><text:span text:style-name="Strong_20_Emphasis"><text:span text:style-name="T5"/></text:span></text:h>
      <text:h text:style-name="P15" text:outline-level="3"><text:bookmark-start text:name="__RefHeading___Toc1187_2392937072"/><text:span text:style-name="Strong_20_Emphasis"><text:span text:style-name="T5">7. Conclusiones</text:span></text:span><text:bookmark-end text:name="__RefHeading___Toc1187_2392937072"/></text:h>
      <text:list text:style-name="L7">
        <text:list-item>
          <text:p text:style-name="P30">Reflexión razonada sobre el proyecto.</text:p>
        </text:list-item>
        <text:list-item>
          <text:p text:style-name="P30">Puntos débiles y fuertes detectados.</text:p>
        </text:list-item>
        <text:list-item>
          <text:p text:style-name="P30">Posibles mejoras a futuro.</text:p>
        </text:list-item>
      </text:list>
      <text:p text:style-name="P1"/>
      <text:h text:style-name="P11" text:outline-level="1"><text:span text:style-name="Strong_20_Emphasis"><text:span text:style-name="T5"/></text:span></text:h>
      <text:h text:style-name="P9" text:outline-level="1"><text:bookmark-start text:name="__RefHeading___Toc1189_2392937072"/><text:span text:style-name="Strong_20_Emphasis"><text:span text:style-name="T5">8. Bibliografía y referencias</text:span></text:span><text:bookmark-end text:name="__RefHeading___Toc1189_2392937072"/></text:h>
      <text:p text:style-name="P31">[Listado de libros, vídeos, tutoriales, webs, documentación oficial, etc. utilizados durante el proyecto.]</text:p>
      <text:p text:style-name="P31"/>
      <text:p text:style-name="Text_20_body"><text:a xlink:type="simple" xlink:href="http://jsoneditoronline.org/" text:style-name="Internet_20_link" text:visited-style-name="Visited_20_Internet_20_Link"><text:span text:style-name="T9">jsoneditoronline.org</text:span></text:a></text:p>
      <text:p text:style-name="P34"><text:a xlink:type="simple" xlink:href="http://console.firebase.google.com/" text:style-name="Internet_20_link" text:visited-style-name="Visited_20_Internet_20_Link"><text:span text:style-name="T1">console.firebase.google.com</text:span></text:a></text:p>
      <text:p text:style-name="P34"><text:a xlink:type="simple" xlink:href="https://chatgpt.com/" text:style-name="Internet_20_link" text:visited-style-name="Visited_20_Internet_20_Link"><text:span text:style-name="T1">https://chatgpt.com</text:span></text:a></text:p>
      <text:p text:style-name="P34"><text:a xlink:type="simple" xlink:href="https://github.com/" text:style-name="Internet_20_link" text:visited-style-name="Visited_20_Internet_20_Link"><text:span text:style-name="T10">https://github.com</text:span></text:a></text:p>
      <text:p text:style-name="P34"><text:a xlink:type="simple" xlink:href="https://www.youtube.com/watch?app=desktop&amp;v=BQaxPwZWboA&amp;t=410s" text:style-name="Internet_20_link" text:visited-style-name="Visited_20_Internet_20_Link"><text:span text:style-name="T10">https://www.youtube.com/watch?app=desktop&amp;v=BQaxPwZWboA&amp;t=410s</text:span></text:a></text:p>
      <text:p text:style-name="P34"><text:a xlink:type="simple" xlink:href="https://developer.android.com/develop/ui/views/layout/recyclerview?hl=es-419" text:style-name="Internet_20_link" text:visited-style-name="Visited_20_Internet_20_Link"><text:span text:style-name="T10">https://developer.android.com/develop/ui/views/layout/recyclerview?hl=es-419</text:span></text:a></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Normal" style:font-family-generic="roman"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2" fo:font-family="'Times New Roman'" style:font-style-name="Normal" style:font-family-generic="roman" style:font-pitch="variable"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style-name="Negrita" style:font-family-generic="roman" style:font-pitch="variable" fo:font-size="2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Times New Roman1" fo:font-family="'Times New Roman'" style:font-style-name="Negrita" style:font-family-generic="roman" style:font-pitch="variable" fo:font-size="19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52b49"/>
    </style:style>
    <style:style style:name="MT1" style:family="text">
      <style:text-properties officeooo:rsid="00152b49"/>
    </style:style>
    <style:style style:name="MT2" style:family="text">
      <style:text-properties officeooo:rsid="001364c9"/>
    </style:style>
    <style:style style:name="MT3" style:family="text">
      <style:text-properties style:text-underline-style="none"/>
    </style:style>
    <style:style style:name="MT4" style:family="text">
      <style:text-properties style:text-underline-style="none" officeooo:rsid="00152b4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text:tab/><text:tab/>Pagina </text:span><text:page-number text:select-page="current">10</text:page-number><text:s/><text:span text:style-name="MT1">de</text:span> <text:page-count>10</text:page-count></text:p>
      </style:footer>
      <style:footer-first>
        <text:p text:style-name="MP1"><text:span text:style-name="MT2"><text:tab/></text:span>Pamplona, Mayo de <text:span text:style-name="MT3">202</text:span><text:span text:style-name="MT4">5</text:span><text:span text:style-name="MT2"><text:tab/></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0T12:23:10.564000000</meta:creation-date>
    <meta:generator>LibreOffice/7.5.5.2$Windows_X86_64 LibreOffice_project/ca8fe7424262805f223b9a2334bc7181abbcbf5e</meta:generator>
    <dc:date>2025-04-20T14:09:06.812000000</dc:date>
    <meta:editing-duration>PT1H43M28S</meta:editing-duration>
    <meta:editing-cycles>2</meta:editing-cycles>
    <meta:document-statistic meta:table-count="0" meta:image-count="0" meta:object-count="0" meta:page-count="10" meta:paragraph-count="115" meta:word-count="1463" meta:character-count="10041" meta:non-whitespace-character-count="8715"/>
  </office:meta>
</office:document-meta>
</file>